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achte er sich. Doch vor ein paar Tagen kam eine kleine UNSC Korvette der Prowler-Klasse an. Und das Letzte was er hier gebrauchen konnte waren neugierige ONI Typen die rumschnüffelte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weiter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Daten-Tablet anschaltete stellte er im Kopf eine Liste zusammen an dingen die er benötigen würde um Informationen aus dem Schiff gegeben falls sogar einem Spartaner oder der K.I zu extrahieren. Da war einmal das Problem das Schiff sowie die Implantate der Spartaner einen Datenextraktionsschutz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ganzschö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reformatted_20_Text">-13 Stunden später-</text:p>
      <text:p text:style-name="Preformatted_20_Text">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grad noch gefehlt. Er konnte sich glücklich schätzen, dass nur ein Spartaner es herübergeschafft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text:soft-page-break/>Stimme: „Ich muss meine Kollegen rufen. So viel Kaput. Ich kann nicht gut Reclaimer reparieren und die Gravitation-Generatoren sind auch kaputt dafür brauche ich Ersatzteile. Die restlichen Reclaimer und die Shangheilis vertragen sich nicht. Ich muss Unnachgiebige Einsamkeit benachrichtigen.“ Das war eine unerwartet lange Antwort für einen Huragok. „Warte mal hast du gerade gesagt, dass du Reclaimer reparieren und dass hier sind Shangheilis?“ „Ja.“ „Warum hast du mir nichts von den Shangheilis erzählt?“ „Du hast nicht gefragt.“ „Wie viele sind Verletzt?“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konstruktion war zum Teil völlig durchlöchert und übersäht von Plasma-Schrapnellen und vom Portal war nicht mehr viel übrig. Er war schockiert, so eine Zerstörung hatte er noch nie gesehen. Ihm fuhr der Schreck in die Knochen als er eine Blutlache und darauf dann den Spartaner auf dem Boden liegen sah. Der Rücken des Spartaners war aufgerissen und hatte Brandstellen von den Plasmasplittern. Die 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Lebenserhaltungsystemen der Rüstung, oder was davon noch übrig war, zu nutzen um den Zustand zu überprüfen und möglichen Life-Support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him lauter wurde. Er drehte sich schlagartig um und sah „Unnachgibige Einsamkeit“, hinter ihm „Immer zu schnell“.</text:p>
      <text:p text:style-name="Preformatted_20_Text">„Oh ein weiterer Reklaimer! Ich sehe, dass seine Vitalfunktionen grund zur beunruhigung geben.“, sagte der Montior, „Außerdem haben sie ihn stabilisiert, gut gemacht Mathias“.</text:p>
      <text:p text:style-name="Preformatted_20_Text">Er sahs neben dem Spataner ein seinem Analyselaptop, wischte sich mit den Händen übers gesich und entgegenet mit zitriger Stimme: „Ja. Ich hoffe das genügt vorerst“. Ihm kamen seine Bombenabwurfprogramme in den Sinn die er zu Zeiten des HAA's geschrieben hatte um präziese Bomben abwürfe zu ermöglichen. Wie viele Soldaten und Zivilisten durch ihn Gestorben wahren, es hatte ihm am anfang keine Kopf schmerzen bereitet, dass enderte sich von Zeit zu Zeit. Kurz vor Projekt Zero hatte er angefangen nach zu denken, er war Jung und naiv aber irgendwann fieng sein Kopf an sich genau diese Bilder vorzustellen, als würde er den Abwurfknopf selber drücken.</text:p>
      <text:p text:style-name="Preformatted_20_Text">„Ist ihnen nicht wohl?“, die Stimme von „Einsamkeit“ rissen ihn aus seinen Gedanken, „Sie sehen ja ganz blass aus!“</text:p>
      <text:p text:style-name="Preformatted_20_Text">„Nein, alles gut, hoffe ich. Jeden falls müssen wir uns um den Spartaner kümmern.“</text:p>
      <text:p text:style-name="Preformatted_20_Text">„Machen sie sich keine Gedanken! Ich und 'Immer zu schnell' kümmern uns darum. Wir bringen den Spataner sobald wie möglich zu ih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1-18T20:49:48.38</dc:date>
    <meta:editing-duration>PT33M46S</meta:editing-duration>
    <meta:editing-cycles>33</meta:editing-cycles>
    <meta:document-statistic meta:table-count="0" meta:image-count="0" meta:object-count="0" meta:page-count="2" meta:paragraph-count="8" meta:word-count="1833" meta:character-count="11296"/>
  </office:meta>
</office:document-meta>
</file>